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TestResult.to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JBTestResult.ha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TestResul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JBTestResult.EJBTestResult(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JBTestResult.getExceptio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TestResult.EJBTes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JBTestResult.getExceptio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TestResult.getExceptio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TestResult.EJBTestResult( String theClassName , String theMessage , String the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